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1pt" fo:font-weight="bold" style:font-size-asian="11pt" style:font-weight-asian="bold" style:font-size-complex="11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ase 2 - 3 transition</text:p>
      <text:p text:style-name="P1"/>
      <text:p text:style-name="P1">The Starting Position</text:p>
      <text:p text:style-name="P1"><text:span text:style-name="T1">- Trusted employee for the Alliance</text:span></text:p>
      <text:p text:style-name="P1"><text:span text:style-name="T1">- Have performed well during several missions of increasing importance</text:span></text:p>
      <text:p text:style-name="P1"><text:span text:style-name="T1"/></text:p>
      <text:p text:style-name="P1">The Ending Position</text:p>
      <text:p text:style-name="P1"><text:span text:style-name="T1">- Taken up by the rebels, probably not deeply trusted at this point</text:span></text:p>
      <text:p text:style-name="P1"><text:span text:style-name="T1">- Contact with Alliance</text:span></text:p>
      <text:p text:style-name="P1"><text:span text:style-name="T1"/></text:p>
      <text:p text:style-name="P1">The Dilemmas</text:p>
      <text:p text:style-name="P1"><text:span text:style-name="T1">- Why are the rebels willing to cooperate with you, after recently being a part of the Alliance?</text:span></text:p>
      <text:p text:style-name="P1"><text:span text:style-name="T1">- Why are the Alliance willing to let you provide the rebels with important information?</text:span></text:p>
      <text:p text:style-name="P1"><text:span text:style-name="T1"/></text:p>
      <text:p text:style-name="P1">The Story</text:p>
      <text:p text:style-name="P1"><text:span text:style-name="T1">- Al and the commander meets you. They tell you they have a mission of high importance they need done.</text:span></text:p>
      <text:p text:style-name="P1"><text:span text:style-name="T1">- They need someone to infiltrate the rebels.</text:span></text:p>
      <text:p text:style-name="P1"><text:span text:style-name="T1">- This someone need to be skilled, preferably new in the organization, while being trusted by the Alliance.</text:span></text:p>
      <text:p text:style-name="P1"><text:span text:style-name="T1">- You have hit the sweetspot. You are skilled, and have taken part in several high-risk missions for the Alliance. You are also relatively fresh in the organization.</text:span></text:p>
      <text:p text:style-name="P1"><text:span text:style-name="T1"/></text:p>
      <text:p text:style-name="P1">The Plan</text:p>
      <text:p text:style-name="P1"><text:span text:style-name="T1">- You will leak information to the rebels about a coming attack against a small outpost close to Lavis.</text:span></text:p>
      <text:p text:style-name="P1"><text:span text:style-name="T1">- You will take part of a small attack force, which with the exception of you, will not survive the attack.</text:span></text:p>
      <text:p text:style-name="P1"><text:span text:style-name="T1">- This will both sort out untrusted personel in the organization and will establish for the public the need for an increased military presence close to Lavis. As it stands, many of their population are sceptical against the Alliance, and even provides a haven for the rebels, rendering them very hard to eliminate without public loss.</text:span></text:p>
      <text:p text:style-name="P1"><text:span text:style-name="T1">- The primary goal with this though is the infiltration. You will contact the rebels, and leak information about the coming attack. You will then either disarm before the attack or better - take part in the elimination of the untrusted personel. This will in any case solidify your credibility. You will also be an important asset for them as a weapon against us. They will not pass the opportunity.</text:span></text:p>
      <text:p text:style-name="P1"><text:span text:style-name="T1"/></text:p>
      <text:p text:style-name="P1"><text:span text:style-name="T1">&gt; If willing to take part in the elimination the player will play an extra level, and will be provided with a powerful ship part to assure your safety.</text:span></text:p>
      <text:p text:style-name="P1"><text:span text:style-name="T1">&gt; If not, either no consequences, or some kind of well thought penalty. (Or a level where you should survive without weapons until your friends are dead?)</text:span></text:p>
      <text:p text:style-name="P1"><text:span text:style-name="T1"/></text:p>
      <text:p text:style-name="P1">The Action</text:p>
      <text:p text:style-name="P1"><text:span text:style-name="T1">- You contact a rebel person of currently unknown gender (Lore) who will later become your contact person in the rebel organization.</text:span></text:p>
      <text:p text:style-name="P1"><text:span text:style-name="T1">- The information is handed out, and you join the small fleet in the attack.</text:span></text:p>
      <text:p text:style-name="P1"><text:span text:style-name="T1">- The plan fans out exactly as expected (increasing the contrast of the failed plan in phase 4).</text:span></text:p>
      <text:p text:style-name="P1"><text:span text:style-name="T1">- You are taken up by the rebels, and join them in an attack on a Alliance transport ship.</text:span></text:p>
      <text:p text:style-name="P1"><text:span text:style-name="T1">- After successfully helping plundering the transport, you are quite trusted by the command (but probably not by everyone in the organ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50S</meta:editing-duration>
    <meta:editing-cycles>4</meta:editing-cycles>
    <meta:generator>OpenOffice.org/3.4.1$Win32 OpenOffice.org_project/341m1$Build-9593</meta:generator>
    <dc:date>2014-09-23T18:40:05.50</dc:date>
    <meta:document-statistic meta:table-count="0" meta:image-count="0" meta:object-count="0" meta:page-count="1" meta:paragraph-count="28" meta:word-count="477" meta:character-count="2684"/>
    <meta:user-defined meta:name="Info 1"/>
    <meta:user-defined meta:name="Info 2"/>
    <meta:user-defined meta:name="Info 3"/>
    <meta:user-defined meta:name="Info 4"/>
  </office:meta>
</office:document-meta>
</file>